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 Project Overview<text:s text:c="115"/>MAHESH</text:span></text:p>
      <text:p text:style-name="P1"><text:span text:style-name="T1"/></text:p>
      <text:p text:style-name="P1"><text:span text:style-name="T1">This project involves using Terraform to create multiple Spotify playlists for different occasions like morning, evening, party night, etc. Terraform will be used to automate the creation and management of these playlists.</text:span></text:p>
      <text:p text:style-name="P1"><text:span text:style-name="T1"/></text:p>
      <text:p text:style-name="P1"><text:span text:style-name="T1">## Prerequisites</text:span></text:p>
      <text:p text:style-name="P1"><text:span text:style-name="T1"/></text:p>
      <text:p text:style-name="P1"><text:span text:style-name="T1">1. **Terraform Installed**: Ensure Terraform is installed on your machine.</text:span></text:p>
      <text:p text:style-name="P1"><text:span text:style-name="T1">2. **Docker Installed**: Make sure Docker is installed and running.</text:span></text:p>
      <text:p text:style-name="P1"><text:span text:style-name="T1">3. **Spotify Account**: You need a Spotify account (without premium access)</text:span></text:p>
      <text:p text:style-name="P1"><text:span text:style-name="T1">4. **Spotify Developer Account**: Register and create an application to get the Client ID and Client Secret.</text:span></text:p>
      <text:p text:style-name="P1"><text:span text:style-name="T1">5. **Spotify Provider for Terraform**: Install and configure the Spotify provider for Terraform.</text:span></text:p>
      <text:p text:style-name="P1"><text:span text:style-name="T1">6. **VS Code Editor**: Recommended for editing Terraform files.</text:span></text:p>
      <text:p text:style-name="P1"><text:span text:style-name="T1">## Steps to Complete the Project</text:span></text:p>
      <text:p text:style-name="P1"><text:span text:style-name="T1"/></text:p>
      <text:p text:style-name="P1"><text:span text:style-name="T1">### 1. Creating Terraform Code</text:span></text:p>
      <text:p text:style-name="P1"><text:span text:style-name="T1"/></text:p>
      <text:p text:style-name="P1"><text:span text:style-name="T1">Start by setting up your Terraform project.</text:span></text:p>
      <text:p text:style-name="P1"><text:span text:style-name="T1"/></text:p>
      <text:p text:style-name="P1"><text:span text:style-name="T1">1. Create a new directory for your Terraform project and navigate to it in your terminal.</text:span></text:p>
      <text:p text:style-name="P1"><text:span text:style-name="T1">2. Create a file named `main.tf`.</text:span></text:p>
      <text:p text:style-name="P1"><text:span text:style-name="T1"/></text:p>
      <text:p text:style-name="P1"><text:span text:style-name="T1">### 2. Define Provider</text:span></text:p>
      <text:p text:style-name="P1"><text:span text:style-name="T1"/></text:p>
      <text:p text:style-name="P1"><text:span text:style-name="T1">In `main.tf`, define the Spotify provider:</text:span></text:p>
      <text:p text:style-name="P1"><text:span text:style-name="T1"/></text:p>
      <text:p text:style-name="P1"><text:span text:style-name="T1">```</text:span></text:p>
      <text:p text:style-name="P1"><text:span text:style-name="T1">provider "spotify" {</text:span></text:p>
      <text:p text:style-name="P1"><text:span text:style-name="T1"><text:s text:c="2"/>api_key = "?"</text:span></text:p>
      <text:p text:style-name="P1"><text:span text:style-name="T1">}</text:span></text:p>
      <text:p text:style-name="P1"><text:span text:style-name="T1"/></text:p>
      <text:p text:style-name="P1"><text:span text:style-name="T1">```</text:span></text:p>
      <text:p text:style-name="P1"><text:span text:style-name="T1"/></text:p>
      <text:p text:style-name="P1"><text:span text:style-name="T1">### 3. Need API Key</text:span></text:p>
      <text:p text:style-name="P1"><text:span text:style-name="T1"/></text:p>
      <text:p text:style-name="P1"><text:span text:style-name="T1">To interact with Spotify's API, you need a Client ID and Client Secret.</text:span></text:p>
      <text:p text:style-name="P1"><text:span text:style-name="T1"/></text:p>
      <text:p text:style-name="P1"><text:span text:style-name="T1">### 4. Start with App Creation</text:span></text:p>
      <text:p text:style-name="P1"><text:span text:style-name="T1"/></text:p>
      <text:p text:style-name="P1"><text:span text:style-name="T1">1. Go to the [Spotify Developer Dashboard](</text:span><text:a xlink:href="https://developer.spotify.com/dashboard/"><text:span text:style-name="T2">https://developer.spotify.com/dashboard/</text:span></text:a><text:span text:style-name="T3">).</text:span></text:p>
      <text:p text:style-name="P1"><text:span text:style-name="T3">2. Log in with your Spotify account.</text:span></text:p>
      <text:p text:style-name="P1"><text:span text:style-name="T3">3. Click on "Create an App".</text:span></text:p>
      <text:p text:style-name="P2"><draw:frame text:anchor-type="as-char" svg:width="152.40mm" svg:height="47.36mm" style:rel-width="scale" style:rel-height="scale"><draw:object-ole xlink:href="OleObj1"/><draw:image xlink:href="ObjectReplacements/OleObj1"/></draw:frame><text:span text:style-name="T3"/></text:p>
      <text:p text:style-name="P2"><text:span text:style-name="T3">4. Fill in the required details and create the app.</text:span></text:p>
      <text:p text:style-name="P2"><text:span text:style-name="T3"><text:s text:c="4"/></text:span></text:p>
      <text:p text:style-name="P2"><text:span text:style-name="T3"><text:s text:c="4"/></text:span></text:p>
      <text:p text:style-name="P2"><text:span text:style-name="T3"><text:s text:c="4"/>| Name | Description |</text:span></text:p>
      <text:p text:style-name="P2"><text:span text:style-name="T3"><text:s text:c="4"/></text:span></text:p>
      <text:p text:style-name="P2"><text:span text:style-name="T3"><text:s text:c="4"/>| My Playlist through Terraform | Create multiple Spotify playlists using Terraform. |</text:span></text:p>
      <text:p text:style-name="P2"><text:span text:style-name="T3"><text:s text:c="4"/>- *Redirect URIs: [</text:span><text:a xlink:href="http://localhost:27228/spotify_callback](http://localhost:27228/spotify_callback**)"><text:span text:style-name="T4">http://localhost:27228/spotify_callback](http://localhost:27228/spotify_callback**)</text:span></text:a><text:span text:style-name="T5"/></text:p>
      <text:p text:style-name="P2"><draw:frame text:anchor-type="as-char" svg:width="152.40mm" svg:height="85.73mm" style:rel-width="scale" style:rel-height="scale"><draw:object-ole xlink:href="OleObj2"/><draw:image xlink:href="ObjectReplacements/OleObj2"/></draw:frame><text:span text:style-name="T5"/></text:p>
      <text:p text:style-name="P2"><text:span text:style-name="T5">5. Enter Details</text:span></text:p>
      <text:p text:style-name="P2"><text:span text:style-name="T5">Create a file named .env to store your Spotify application's Client ID and Secret:</text:span></text:p>
      <text:p text:style-name="P2"><text:span text:style-name="T5">SPOTIFY_CLIENT_ID=&lt;your_spotify_client_id&gt;</text:span></text:p>
      <text:p text:style-name="P2"><text:span text:style-name="T5">SPOTIFY_CLIENT_SECRET=&lt;your_spotify_client_secret&gt;</text:span></text:p>
      <text:p text:style-name="P2"><text:span text:style-name="T5"/></text:p>
      <text:p text:style-name="P2"><text:span text:style-name="T5">​</text:span></text:p>
      <text:p text:style-name="P2"><text:span text:style-name="T5">6. Run the Spotify Auth App and Get the API Key</text:span></text:p>
      <text:p text:style-name="P2"><text:span text:style-name="T5">Make sure Docker Desktop is running, and start the authorization proxy server:</text:span></text:p>
      <text:p text:style-name="P2"><text:span text:style-name="T5">docker run --rm -it -p 27228:27228 --env-file ./.env ghcr.io/conradludgate/spotify-auth-proxy</text:span></text:p>
      <text:p text:style-name="P2"><draw:frame text:anchor-type="as-char" svg:width="152.40mm" svg:height="85.73mm" style:rel-width="scale" style:rel-height="scale"><draw:object-ole xlink:href="OleObj3"/><draw:image xlink:href="ObjectReplacements/OleObj3"/></draw:frame><text:span text:style-name="T5"/></text:p>
      <text:p text:style-name="P2"><draw:frame text:anchor-type="as-char" svg:width="152.40mm" svg:height="85.73mm" style:rel-width="scale" style:rel-height="scale"><draw:object-ole xlink:href="OleObj4"/><draw:image xlink:href="ObjectReplacements/OleObj4"/></draw:frame><text:span text:style-name="T5"/></text:p>
      <text:p text:style-name="P2"><text:span text:style-name="T5">### ou should get “Authorization Successful” Message.</text:span></text:p>
      <text:p text:style-name="P2"><text:span text:style-name="T5"/></text:p>
      <text:p text:style-name="P2"><text:span text:style-name="T5">8. Continue Creating Terraform Code</text:span></text:p>
      <text:p text:style-name="P2"><text:span text:style-name="T5">-----------------------------------Main.tf-------------------------</text:span></text:p>
      <text:p text:style-name="P2"><text:span text:style-name="T5">terraform {</text:span></text:p>
      <text:p text:style-name="P2"><text:span text:style-name="T5"><text:s text:c="2"/>required_providers {</text:span></text:p>
      <text:p text:style-name="P2"><text:span text:style-name="T5"><text:s text:c="4"/>spotify = {</text:span></text:p>
      <text:p text:style-name="P2"><text:span text:style-name="T5"><text:s text:c="6"/>source = "conradludgate/spotify"</text:span></text:p>
      <text:p text:style-name="P2"><text:span text:style-name="T5"><text:s text:c="6"/>version = "0.2.7"</text:span></text:p>
      <text:p text:style-name="P2"><text:span text:style-name="T5"><text:s text:c="4"/>}</text:span></text:p>
      <text:p text:style-name="P2"><text:span text:style-name="T5"><text:s text:c="2"/>}</text:span></text:p>
      <text:p text:style-name="P2"><text:span text:style-name="T5">}</text:span></text:p>
      <text:p text:style-name="P2"><text:span text:style-name="T5"/></text:p>
      <text:p text:style-name="P2"><text:span text:style-name="T5">provider "spotify" {</text:span></text:p>
      <text:p text:style-name="P2"><text:span text:style-name="T5"><text:s text:c="2"/># Configuration options</text:span></text:p>
      <text:p text:style-name="P2"><text:span text:style-name="T5"><text:s text:c="2"/>api_key = var.api_key</text:span></text:p>
      <text:p text:style-name="P2"><text:span text:style-name="T5">}</text:span></text:p>
      <text:p text:style-name="P2"><text:span text:style-name="T5">----------------------------------------------------------------------------</text:span></text:p>
      <text:p text:style-name="P2"><text:span text:style-name="T5">------------------------------------Playlist.tf-----------------------------</text:span></text:p>
      <text:p text:style-name="P2"><text:span text:style-name="T5">resource "spotify_playlist" "Mahesh" {</text:span></text:p>
      <text:p text:style-name="P2"><text:span text:style-name="T5"><text:s text:c="2"/>name = "Mahesh"</text:span></text:p>
      <text:p text:style-name="P2"><text:span text:style-name="T5"><text:s text:c="2"/>tracks = ["69KUKhBqyGvtO1jtJwZEcv"]</text:span></text:p>
      <text:p text:style-name="P2"><text:span text:style-name="T5">}</text:span></text:p>
      <text:p text:style-name="P2"><text:span text:style-name="T5">data "spotify_search_track" "TheWeeknd" {</text:span></text:p>
      <text:p text:style-name="P2"><text:span text:style-name="T5"><text:s text:c="4"/>artist = "The Weeknd"</text:span></text:p>
      <text:p text:style-name="P2"><text:span text:style-name="T5">}</text:span></text:p>
      <text:p text:style-name="P2"><text:span text:style-name="T5">resource "spotify_playlist" "MYFAV" {</text:span></text:p>
      <text:p text:style-name="P2"><text:span text:style-name="T5"><text:s text:c="2"/>name = "MYFAV"</text:span></text:p>
      <text:p text:style-name="P2"><text:span text:style-name="T5"><text:s text:c="2"/>tracks = [ data.spotify_search_track.TheWeeknd.tracks[1].id,data.spotify_search_track.TheWeeknd.tracks[2].id,data.spotify_search_track.TheWeeknd.tracks[3].id]</text:span></text:p>
      <text:p text:style-name="P2"><text:span text:style-name="T5">}</text:span></text:p>
      <text:p text:style-name="P2"><text:span text:style-name="T5">-------------------------------------------------------------------------------------</text:span></text:p>
      <text:p text:style-name="P2"><text:span text:style-name="T5">-------------------------------Varible.tf----------------------------------------------</text:span></text:p>
      <text:p text:style-name="P2"><text:span text:style-name="T5">variable "api_key" {</text:span></text:p>
      <text:p text:style-name="P2"><text:span text:style-name="T5"><text:s text:c="4"/>type = string</text:span></text:p>
      <text:p text:style-name="P2"><text:span text:style-name="T5">}</text:span></text:p>
      <text:p text:style-name="P2"><text:span text:style-name="T5">------------------------------------------------------------------------------------------</text:span></text:p>
      <text:p text:style-name="P2"><text:span text:style-name="T5">terraform.tfvars</text:span></text:p>
      <text:p text:style-name="P2"><text:span text:style-name="T5">api_key ="#############################################"<text:s text:c="3"/></text:span></text:p>
      <text:p text:style-name="P2"><text:span text:style-name="T5">---------------------------------------------------------------------------------------</text:span></text:p>
      <text:p text:style-name="P2"><text:span text:style-name="T5">--------------------------------------------------------------------------------------</text:span></text:p>
      <text:p text:style-name="P2"><text:span text:style-name="T5">.env file</text:span></text:p>
      <text:p text:style-name="P2"><text:span text:style-name="T5">SPOTIFY_CLIENT_ID=8817364d43464a249c79553180bf0ff0</text:span></text:p>
      <text:p text:style-name="P2"><text:span text:style-name="T5">SPOTIFY_CLIENT_SECRET=8939c8378e2842fa958184e81</text:span></text:p>
      <text:p text:style-name="P2"><text:span text:style-name="T5">--------------------------------------------------------------------------------------</text:span></text:p>
      <text:p text:style-name="P2"><text:span text:style-name="T5"/></text:p>
      <text:p text:style-name="P2"><text:span text:style-name="T5">### 9. Initialize and Apply Terraform Configuration</text:span></text:p>
      <text:p text:style-name="P2"><text:span text:style-name="T5"/></text:p>
      <text:p text:style-name="P2"><text:span text:style-name="T5">1. Initialize the Terraform configuration:</text:span></text:p>
      <text:p text:style-name="P2"><text:span text:style-name="T5"><text:s text:c="5"/>terraform init</text:span></text:p>
      <text:p text:style-name="P2"><text:span text:style-name="T5">2. Apply the Terraform configuration:</text:span></text:p>
      <text:p text:style-name="P2"><text:span text:style-name="T5"><text:s text:c="4"/></text:span></text:p>
      <text:p text:style-name="P2"><text:span text:style-name="T5"><text:s text:c="4"/>```</text:span></text:p>
      <text:p text:style-name="P2"><text:span text:style-name="T5"><text:s text:c="4"/>terraform apply</text:span></text:p>
      <text:p text:style-name="P2"><text:span text:style-name="T5"><text:s text:c="4"/></text:span></text:p>
      <text:p text:style-name="P2"><text:span text:style-name="T5"><text:s text:c="4"/>```</text:span></text:p>
      <text:p text:style-name="P2"><text:span text:style-name="T5"><text:s text:c="4"/></text:span></text:p>
      <text:p text:style-name="P2"><text:span text:style-name="T5"/></text:p>
      <text:p text:style-name="P2"><text:span text:style-name="T5">### 11. Verify Playlists on Spotify</text:span></text:p>
      <text:p text:style-name="P2"><text:span text:style-name="T5"/></text:p>
      <text:p text:style-name="P2"><text:span text:style-name="T5">After applying the Terraform configuration, log in to your Spotify account and verify that the playlists have been created and populated with the specified tracks.</text:span></text:p>
      <text:p text:style-name="P2"><text:span text:style-name="T5"/></text:p>
      <text:p text:style-name="P2"><text:span text:style-name="T5">OUTPUT:</text:span></text:p>
      <text:p text:style-name="P2"><draw:frame text:anchor-type="as-char" svg:width="152.40mm" svg:height="85.73mm" style:rel-width="scale" style:rel-height="scale"><draw:object-ole xlink:href="OleObj5"/><draw:image xlink:href="ObjectReplacements/OleObj5"/></draw:frame><text:span text:style-name="T5"/></text:p>
      <text:p text:style-name="P2"><draw:frame text:anchor-type="as-char" svg:width="152.40mm" svg:height="85.73mm" style:rel-width="scale" style:rel-height="scale"><draw:object-ole xlink:href="OleObj6"/><draw:image xlink:href="ObjectReplacements/OleObj6"/></draw:frame><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 Conclusion</text:span></text:p>
      <text:p text:style-name="P2"><text:span text:style-name="T5"/></text:p>
      <text:p text:style-name="P2"><text:span text:style-name="T5">By following these steps, you can automate the creation and management of multiple Spotify playlists using Terraform. This approach not only saves time but also ensures consistency across your playlists. Customize the playlists and tracks as per your preference to suit different occasions.</text:span></text:p>
      <text:p text:style-name="P2"><text:span text:style-name="T5"/></text:p>
      <text:p text:style-name="P3"><text:span text:style-name="T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